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142cm" fo:min-width="1.873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865cm"/>
    </style:style>
    <style:style style:name="gr3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top" draw:auto-grow-height="false" fo:min-height="3.846cm" fo:min-width="4.506cm" fo:padding-top="0.177cm" fo:padding-bottom="0.177cm" fo:padding-left="0.302cm" fo:padding-right="0.302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5cm" fo:min-width="1.449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objectwithoutfill">
      <style:graphic-properties svg:stroke-width="0.053cm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none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29cm" svg:height="3.454cm" svg:x="3.6cm" svg:y="2.354cm">
          <text:p text:style-name="P1"><text:span text:style-name="T1">Produ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064cm" svg:height="1.115cm" svg:x="7.5cm" svg:y="3.3cm">
          <draw:text-box>
            <text:p><text:span text:style-name="T2">Publish/Messages</text:span></text:p>
          </draw:text-box>
        </draw:frame>
        <draw:frame draw:style-name="gr2" draw:text-style-name="P3" draw:layer="layout" svg:width="4.9cm" svg:height="1.115cm" svg:x="17.2cm" svg:y="3.3cm">
          <draw:text-box>
            <text:p><text:span text:style-name="T2">Consumes/Messages</text:span></text:p>
          </draw:text-box>
        </draw:frame>
        <draw:custom-shape draw:style-name="gr3" draw:text-style-name="P4" draw:layer="layout" svg:width="5.11cm" svg:height="4.2cm" svg:x="11.95cm" svg:y="1.974cm">
          <text:p text:style-name="P1"><text:span text:style-name="T3">Apache Kafk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2cm" svg:height="2cm" svg:x="13.407cm" svg:y="3.07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5" draw:text-style-name="P6" draw:layer="layout" svg:width="4.5cm" svg:height="1.199cm" svg:x="12.25cm" svg:y="5.174cm">
          <draw:text-box>
            <text:p><text:span text:style-name="T4"><text:tab/></text:span><text:span text:style-name="T4"> <text:s/></text:span><text:span text:style-name="T4">Test</text:span></text:p>
          </draw:text-box>
        </draw:frame>
        <draw:custom-shape draw:style-name="gr1" draw:text-style-name="P2" xml:id="id3" draw:id="id3" draw:layer="layout" svg:width="3.429cm" svg:height="3.454cm" svg:x="22.4cm" svg:y="2.364cm">
          <text:p text:style-name="P1"><text:span text:style-name="T1"/></text:p>
          <text:p text:style-name="P1"><text:span text:style-name="T1"/></text:p>
          <text:p text:style-name="P1"><text:span text:style-name="T1">Apache</text:span></text:p>
          <text:p text:style-name="P1"><text:span text:style-name="T1">Spark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7.029cm" svg:y1="4.081cm" svg:x2="13.407cm" svg:y2="4.074cm" draw:start-shape="id1" draw:start-glue-point="10" draw:end-shape="id2" draw:end-glue-point="6" svg:d="M7029 4081c4783 0 1595-7 6378-7" svg:viewBox="0 0 6379 8">
          <text:p/>
        </draw:connector>
        <draw:connector draw:style-name="gr6" draw:text-style-name="P7" draw:layer="layout" draw:type="curve" svg:x1="15.407cm" svg:y1="4.074cm" svg:x2="22.4cm" svg:y2="4.091cm" draw:start-shape="id2" draw:start-glue-point="8" draw:end-shape="id3" draw:end-glue-point="6" svg:d="M15407 4074c5245 0 1749 17 6993 17" svg:viewBox="0 0 6994 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7:53:05.307269987</meta:creation-date>
    <dc:date>2020-01-07T17:55:18.699665270</dc:date>
    <meta:editing-duration>PT2M13S</meta:editing-duration>
    <meta:editing-cycles>1</meta:editing-cycles>
    <meta:document-statistic meta:object-count="9"/>
    <meta:generator>LibreOffice/6.0.7.3$Linux_X86_64 LibreOffice_project/00m0$Build-3</meta:generator>
  </office:meta>
</office:document-meta>
</file>